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onaco, 'Andale Mono', 'Ubuntu Mono', monospace"/>
    <style:font-face style:name="DejaVu San  s Mono" svg:font-family="'DejaVu San  s Mono'"/>
    <style:font-face style:name="DejaVu Sans Mono" svg:font-family="'DejaVu Sans Mono'"/>
    <style:font-face style:name="Roboto" svg:font-family="Roboto, sans-serif"/>
    <style:font-face style:name="inherit" svg:font-family="inherit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</style:style>
    <style:style style:name="P5" style:family="paragraph" style:parent-style-name="Preformatted_20_Text">
      <style:paragraph-properties fo:margin-top="0in" fo:margin-bottom="0.1965in" loext:contextual-spacing="false" fo:orphans="2" fo:widows="2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 officeooo:rsid="000b7d3f" officeooo:paragraph-rsid="000b7d3f"/>
    </style:style>
    <style:style style:name="T1" style:family="text">
      <style:text-properties fo:font-variant="normal" fo:text-transform="none" fo:color="#808080" style:font-name="DejaVu Sans Mono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DejaVu Sans Mono" fo:font-size="12pt" fo:letter-spacing="normal" fo:font-style="normal" fo:font-weight="normal"/>
    </style:style>
    <style:style style:name="T4" style:family="text">
      <style:text-properties fo:font-variant="normal" fo:text-transform="none" fo:color="#000000" style:text-line-through-style="solid" style:text-line-through-type="single" fo:font-size="10.5pt" fo:letter-spacing="normal" fo:font-style="normal" fo:font-weight="normal"/>
    </style:style>
    <style:style style:name="T5" style:family="text">
      <style:text-properties fo:font-variant="normal" fo:text-transform="none" fo:color="#000000" style:text-line-through-style="none" style:text-line-through-type="none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DejaVu San  s Mono" fo:font-size="12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9" style:family="text">
      <style:text-properties fo:font-variant="normal" fo:text-transform="none" fo:color="#000080" style:font-name="DejaVu Sans Mono" fo:font-size="12pt" fo:letter-spacing="normal" fo:font-style="normal" fo:font-weight="normal"/>
    </style:style>
    <style:style style:name="T10" style:family="text">
      <style:text-properties fo:font-variant="normal" fo:text-transform="none" fo:color="#000080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008000" style:font-name="DejaVu Sans Mono" fo:font-size="12pt" fo:letter-spacing="normal" fo:font-style="normal" fo:font-weight="normal"/>
    </style:style>
    <style:style style:name="T12" style:family="text">
      <style:text-properties fo:font-variant="normal" fo:text-transform="none" fo:color="#008000" style:text-line-through-style="solid" style:text-line-through-type="single" style:font-name="DejaVu Sans Mono" fo:font-size="12pt" fo:letter-spacing="normal" fo:font-style="normal" fo:font-weight="normal"/>
    </style:style>
    <style:style style:name="T13" style:family="text">
      <style:text-properties fo:font-variant="normal" fo:text-transform="none" fo:color="#008000" style:text-line-through-style="none" style:text-line-through-type="none" style:font-name="DejaVu Sans Mono" fo:font-size="12pt" fo:letter-spacing="normal" fo:font-style="normal" fo:font-weight="normal"/>
    </style:style>
    <style:style style:name="T14" style:family="text">
      <style:text-properties fo:font-variant="normal" fo:text-transform="none" fo:color="#545454" style:font-name="Roboto" fo:font-size="12pt" fo:letter-spacing="normal" fo:font-style="normal" fo:font-weight="normal"/>
    </style:style>
    <style:style style:name="T15" style:family="text">
      <style:text-properties fo:font-variant="normal" fo:text-transform="none" fo:color="#545454" style:font-name="Consolas" fo:font-size="12pt" fo:letter-spacing="normal" fo:font-style="normal" fo:font-weight="normal"/>
    </style:style>
    <style:style style:name="T16" style:family="text">
      <style:text-properties fo:font-variant="normal" fo:text-transform="none" fo:color="#242729" style:font-name="inherit" fo:font-size="12pt" fo:letter-spacing="normal" fo:font-style="normal" fo:font-weight="normal"/>
    </style:style>
    <style:style style:name="T17" style:family="text">
      <style:text-properties fo:color="#545454" style:font-name="Consolas" fo:font-size="12pt"/>
    </style:style>
    <style:style style:name="T18" style:family="text">
      <style:text-properties fo:color="#c9211e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Source_20_Text"><text:span text:style-name="T16">--------MYSQL---------------</text:span></text:span></text:span></text:p>
      <text:p text:style-name="P3"><text:span text:style-name="Source_20_Text"><text:span text:style-name="T16">Add dependency to pom.xml</text:span></text:span></text:p>
      <text:p text:style-name="P1"><text:span text:style-name="Strong_20_Emphasis"><text:span text:style-name="Source_20_Text"><text:span text:style-name="T3">&lt;</text:span></text:span></text:span><text:span text:style-name="Strong_20_Emphasis"><text:span text:style-name="Source_20_Text"><text:span text:style-name="T9">dependency</text:span></text:span></text:span><text:span text:style-name="Strong_20_Emphasis"><text:span text:style-name="Source_20_Text"><text:span text:style-name="T3">&gt;</text:span></text:span></text:span><text:span text:style-name="T2"> <text:s/></text:span></text:p>
      <text:p text:style-name="P1"><text:span text:style-name="T7"><text:s/></text:span><text:span text:style-name="T3">&lt;</text:span><text:span text:style-name="Strong_20_Emphasis"><text:span text:style-name="T9">groupId</text:span></text:span><text:span text:style-name="T3">&gt;mysql&lt;/</text:span><text:span text:style-name="Strong_20_Emphasis"><text:span text:style-name="T9">groupId</text:span></text:span><text:span text:style-name="T6">&gt;</text:span><text:span text:style-name="T2"> <text:s/></text:span></text:p>
      <text:p text:style-name="P2"><text:s/></text:p>
      <text:p text:style-name="P1"><text:span text:style-name="T3">&lt;</text:span><text:span text:style-name="Strong_20_Emphasis"><text:span text:style-name="T9">artifactId</text:span></text:span><text:span text:style-name="T3">&gt;mysql-connector-java&lt;/</text:span><text:span text:style-name="Strong_20_Emphasis"><text:span text:style-name="T9">artifactId</text:span></text:span><text:span text:style-name="T3">&gt;</text:span><text:span text:style-name="T2"> <text:s/></text:span></text:p>
      <text:p text:style-name="P1"><text:span text:style-name="T7"><text:s/></text:span><text:span text:style-name="T3">&lt;</text:span><text:span text:style-name="Strong_20_Emphasis"><text:span text:style-name="T9">scope</text:span></text:span><text:span text:style-name="T9">pan&gt;&gt;runtime&lt;/</text:span><text:span text:style-name="Strong_20_Emphasis"><text:span text:style-name="T9">scope</text:span></text:span><text:span text:style-name="T9">&gt;</text:span><text:span text:style-name="T2"> </text:span></text:p>
      <text:p text:style-name="P5"><text:span text:style-name="T3">&lt;/</text:span><text:span text:style-name="Strong_20_Emphasis"><text:span text:style-name="T9">dependency</text:span></text:span><text:span text:style-name="T3">&gt;</text:span></text:p>
      <text:p text:style-name="P8">1. Install MySql:</text:p>
      <text:p text:style-name="P8">sudo apt install mysql-server (installs client as well)</text:p>
      <text:p text:style-name="P8">Check if mysql is running:</text:p>
      <text:p text:style-name="P6"><text:span text:style-name="T8">sudo systemctl status </text:span><text:span text:style-name="Source_20_Text"><text:span text:style-name="T16">restart/start/stop</text:span></text:span><text:span text:style-name="T8"> mysql p&gt;</text:span></text:p>
      <text:p text:style-name="P7"> </text:p>
      <text:p text:style-name="P8">2. Enter client as root with no password</text:p>
      <text:p text:style-name="P8">sudo mysql<text:line-break/>&gt; show dbs/ use db / show tables</text:p>
      <text:p text:style-name="P7"> </text:p>
      <text:p text:style-name="P8">3. Add new user for IntellijIdea</text:p>
      <text:p text:style-name="P7"> </text:p>
      <text:p text:style-name="P8"><text:span text:style-name="T17">CREATE USER 'idea'@'localhost' IDENTIFIED BY 'password';</text:span></text:p>
      <text:p text:style-name="P8"><text:span text:style-name="T17">GRANT ALL PRIVILEGES ON * . * TO 'idea'@'localhost';</text:span></text:p>
      <text:p text:style-name="P9">FLUSH PRIVILEGES;<text:line-break/>// check: use mysql; select User, authentication_string from user;</text:p>
      <text:p text:style-name="P7"> </text:p>
      <text:p text:style-name="P9">4. <text:span text:style-name="T18">When connecting with SpringBoot to MySql you get error about CEST time zone:</text:span></text:p>
      <text:p text:style-name="P9">Edit file</text:p>
      <text:p text:style-name="P10">sudo vim <text:span text:style-name="T20">/etc/mysql/</text:span>mysql.conf.d/<text:span text:style-name="T18">mysqld.cnf</text:span></text:p>
      <text:p text:style-name="P10"><text:span text:style-name="T18"/></text:p>
      <text:p text:style-name="P10"><text:span text:style-name="T18">VIM :</text:span></text:p>
      <text:p text:style-name="P10"><text:span text:style-name="T18">shift + I &gt;&gt;&gt;&gt;&gt; write mode</text:span></text:p>
      <text:p text:style-name="P10"><text:span text:style-name="T18">esc </text:span></text:p>
      <text:p text:style-name="P10"><text:span text:style-name="T18">:wq! <text:s/>&gt;&gt;&gt;&gt; write and quit</text:span></text:p>
      <text:p text:style-name="P9"><text:soft-page-break/><text:line-break/>Add this line:</text:p>
      <text:p text:style-name="P9"># spaces are important</text:p>
      <text:p text:style-name="P6"><text:span text:style-name="Source_20_Text"><text:span text:style-name="T15">default-time-zone = '+00:00'</text:span></text:span></text:p>
      <text:p text:style-name="P6"><text:span text:style-name="Source_20_Text"><text:span text:style-name="T15"><text:line-break/>5. Set mysql in application-prod.properties:</text:span></text:span></text:p>
      <text:p text:style-name="P3"><text:span text:style-name="Strong_20_Emphasis"><text:span text:style-name="T1">###################### MYSQL </text:span></text:span></text:p>
      <text:p text:style-name="P1"><text:span text:style-name="Source_20_Text"><text:span text:style-name="Emphasis"><text:span text:style-name="Strong_20_Emphasis"><text:span text:style-name="T1">#####################################################</text:span></text:span></text:span></text:span><text:span text:style-name="T2"> </text:span></text:p>
      <text:p text:style-name="P1"/>
      <text:p text:style-name="P1"><text:span text:style-name="Strong_20_Emphasis"><text:span text:style-name="T9">spring.datasource.platform</text:span></text:span><text:span text:style-name="T3">=</text:span><text:span text:style-name="Strong_20_Emphasis"><text:span text:style-name="T11">mysql</text:span></text:span><text:span text:style-name="T2"> </text:span></text:p>
      <text:p text:style-name="P1"><text:span text:style-name="Strong_20_Emphasis"><text:span text:style-name="T9">spring.datasource.driver-class-name</text:span></text:span><text:span text:style-name="T3">=</text:span><text:span text:style-name="Strong_20_Emphasis"><text:span text:style-name="T12">com.mysql.cj.jdbc.Driver</text:span></text:span><text:span text:style-name="T2"> </text:span></text:p>
      <text:p text:style-name="P1"/>
      <text:p text:style-name="P1"><text:span text:style-name="Strong_20_Emphasis"><text:span text:style-name="T9">spring.datasource.url</text:span></text:span><text:span text:style-name="T3">=</text:span><text:span text:style-name="Strong_20_Emphasis"><text:span text:style-name="T11">jdbc:mysql://localhost:3306/model_1?createDataba</text:span></text:span></text:p>
      <text:p text:style-name="P1"><text:span text:style-name="Strong_20_Emphasis"><text:span text:style-name="T11">seIfNotExist=true</text:span></text:span><text:span text:style-name="T2"> </text:span></text:p>
      <text:p text:style-name="P1"><text:span text:style-name="Strong_20_Emphasis"><text:span text:style-name="T9">spring.datasource.username</text:span></text:span><text:span text:style-name="T3">=</text:span><text:span text:style-name="Strong_20_Emphasis"><text:span text:style-name="T11">idea</text:span></text:span><text:span text:style-name="T2"> </text:span></text:p>
      <text:p text:style-name="P1"><text:span text:style-name="Strong_20_Emphasis"><text:span text:style-name="T9">spring.datasource.password</text:span></text:span><text:span text:style-name="T3">=</text:span><text:span text:style-name="Strong_20_Emphasis"><text:span text:style-name="T11">password</text:span></text:span><text:span text:style-name="T2"> </text:span></text:p>
      <text:p text:style-name="P1"><text:span text:style-name="Emphasis"><text:span text:style-name="T1"># note the 5 for mysql v.5</text:span></text:span><text:span text:style-name="T2"> </text:span></text:p>
      <text:p text:style-name="P1"><text:span text:style-name="Strong_20_Emphasis"><text:span text:style-name="T9">spring.jpa.database-platform</text:span></text:span><text:span text:style-name="T3">=</text:span><text:span text:style-name="Strong_20_Emphasis"><text:span text:style-name="T11">org.hibernate.dialect.MySQL5Dialect</text:span></text:span><text:span text:style-name="T2"> </text:span></text:p>
      <text:p text:style-name="P1"/>
      <text:p text:style-name="P1"><text:span text:style-name="Emphasis"><text:span text:style-name="T1">###################### how to generate DDl and DDM </text:span></text:span></text:p>
      <text:p text:style-name="P1"><text:span text:style-name="Emphasis"><text:span text:style-name="T1">#####################################################</text:span></text:span><text:span text:style-name="T2"> </text:span></text:p>
      <text:p text:style-name="P1"><text:span text:style-name="Emphasis"><text:span text:style-name="T1"># Initialize the</text:span></text:span></text:p>
      <text:p text:style-name="P1"><text:span text:style-name="Emphasis"><text:span text:style-name="T1">datasource with available DDL(schema.sql) and DML(data.sql) scripts.</text:span></text:span><text:span text:style-name="T2"> </text:span></text:p>
      <text:p text:style-name="P1"><text:span text:style-name="Emphasis"><text:span text:style-name="T1">#</text:span></text:span></text:p>
      <text:p text:style-name="P1"><text:span text:style-name="Emphasis"><text:span text:style-name="T1">Use for external databases to load from those scripts</text:span></text:span><text:span text:style-name="T2"> </text:span></text:p>
      <text:p text:style-name="P1"/>
      <text:p text:style-name="P1"><text:span text:style-name="Strong_20_Emphasis"><text:span text:style-name="T9">spring.datasource.initialization-mode</text:span></text:span><text:span text:style-name="T3">=</text:span><text:span text:style-name="Strong_20_Emphasis"><text:span text:style-name="T11">always</text:span></text:span><text:span text:style-name="T2"> </text:span></text:p>
      <text:p text:style-name="P1"><text:span text:style-name="Emphasis"><text:span text:style-name="T1"># </text:span></text:span></text:p>
      <text:p text:style-name="P1"><text:span text:style-name="Emphasis"><text:span text:style-name="T1">spring.jpa.hibernate.ddl-auto=create-drop &gt;&gt; default for H2, for</text:span></text:span></text:p>
      <text:p text:style-name="P1"><text:span text:style-name="Emphasis"><text:span text:style-name="T1">mysql: none</text:span></text:span><text:span text:style-name="T2"> </text:span></text:p>
      <text:p text:style-name="P1"><text:span text:style-name="Emphasis"><text:span text:style-name="T1"># The same as hibernate.hbm2ddl.auto=create-drop or </text:span></text:span></text:p>
      <text:p text:style-name="P1"><text:span text:style-name="Emphasis"><text:span text:style-name="T1">spring.jpa.generate-ddl (vendor independent)</text:span></text:span><text:span text:style-name="T2"> </text:span></text:p>
      <text:p text:style-name="P1"><text:span text:style-name="Emphasis"><text:span text:style-name="T1"># Comment it off when </text:span></text:span></text:p>
      <text:p text:style-name="P1"><text:span text:style-name="Emphasis"><text:span text:style-name="T1">using Flyway &gt;&gt; never use ddl generation in production.</text:span></text:span><text:span text:style-name="T2"> </text:span></text:p>
      <text:p text:style-name="P1"><text:span text:style-name="Emphasis"><text:span text:style-name="T1"># </text:span></text:span></text:p>
      <text:p text:style-name="P1"><text:span text:style-name="Emphasis"><text:span text:style-name="T1">Creates and drops tables, not db itself</text:span></text:span><text:span text:style-name="T2"> </text:span></text:p>
      <text:p text:style-name="P1"><text:span text:style-name="Strong_20_Emphasis"><text:span text:style-name="T9">spring.jpa.hiber</text:span></text:span></text:p>
      <text:p text:style-name="P5"><text:span text:style-name="Strong_20_Emphasis"><text:span text:style-name="T9">nate.ddl-auto</text:span></text:span><text:span text:style-name="T3">=</text:span><text:span text:style-name="Strong_20_Emphasis"><text:span text:style-name="T11">create-drop</text:span></text:span></text:p>
      <text:p text:style-name="P6"><text:span text:style-name="Source_20_Text"><text:span text:style-name="T14">6. Setting mysql in application-dev.properties<text:line-break/></text:span></text:span><text:span text:style-name="Source_20_Text"><text:span text:style-name="Emphasis"><text:span text:style-name="T1">##################### H2 #############################</text:span></text:span></text:span></text:p>
      <text:p text:style-name="P3"><text:span text:style-name="Emphasis"><text:span text:style-name="T1"># driver, url, username, password </text:span></text:span></text:p>
      <text:p text:style-name="P1"><text:span text:style-name="Emphasis"><text:span text:style-name="T1">provided by Spring</text:span></text:span></text:p>
      <text:p text:style-name="P1"><text:span text:style-name="Emphasis"><text:span text:style-name="T1"># to read data from data-h2.sql</text:span></text:span></text:p>
      <text:p text:style-name="P1"><text:span text:style-name="Strong_20_Emphasis"><text:span text:style-name="T3">spring.datasource.platform</text:span></text:span><text:span text:style-name="T3">=</text:span><text:span text:style-name="Strong_20_Emphasis"><text:span text:style-name="T11">h2</text:span></text:span></text:p>
      <text:p text:style-name="P1"><text:soft-page-break/><text:span text:style-name="Strong_20_Emphasis"><text:span text:style-name="T9">spring.h2.console.enabled</text:span></text:span><text:span text:style-name="T3">=</text:span><text:span text:style-name="Strong_20_Emphasis"><text:span text:style-name="T11">tr</text:span></text:span></text:p>
      <text:p text:style-name="P5"><text:span text:style-name="Strong_20_Emphasis"><text:span text:style-name="T11">ue</text:span></text:span></text:p>
      <text:p text:style-name="P4"><text:span text:style-name="Strong_20_Emphasis"><text:span text:style-name="Source_20_Text"><text:span text:style-name="Emphasis"><text:span text:style-name="T1">##################### END H2 #############################</text:span></text:span></text:span></text:span></text:p>
      <text:p text:style-name="P6"><text:span text:style-name="Source_20_Text"><text:span text:style-name="T15">Remove </text:span></text:span><text:span text:style-name="Source_20_Text"><text:span text:style-name="Strong_20_Emphasis"><text:span text:style-name="T10">spring.h2.console.enabled</text:span></text:span></text:span><text:span text:style-name="Source_20_Text"><text:span text:style-name="T3">=</text:span></text:span><text:span text:style-name="Source_20_Text"><text:span text:style-name="Strong_20_Emphasis"><text:span text:style-name="T11">true fr om applicationproperties</text:span></text:span></text:span></text:p>
      <text:p text:style-name="P7"> </text:p>
      <text:p text:style-name="P6"><text:span text:style-name="Source_20_Text"><text:span text:style-name="T3">7. Create data-mysql.sql &amp; data-h2.sql with appropriate INSERT statements.<text:line-break/>Note: ids will be autogenerated:</text:span></text:span><text:span text:style-name="Source_20_Text"><text:span text:style-name="Strong_20_Emphasis"><text:span text:style-name="T11"><text:line-break/></text:span></text:span></text:span><text:span text:style-name="Source_20_Text"><text:span text:style-name="Strong_20_Emphasis"><text:span text:style-name="T9">insert into </text:span></text:span></text:span><text:span text:style-name="Source_20_Text"><text:span text:style-name="Strong_20_Emphasis"><text:span text:style-name="T3">users (username) </text:span></text:span></text:span><text:span text:style-name="Source_20_Text"><text:span text:style-name="Strong_20_Emphasis"><text:span text:style-name="T9">values</text:span></text:span></text:span><text:span text:style-name="Source_20_Text"><text:span text:style-name="Strong_20_Emphasis"><text:span text:style-name="T3">(</text:span></text:span></text:span><text:span text:style-name="Source_20_Text"><text:span text:style-name="Strong_20_Emphasis"><text:span text:style-name="T11">'John Brown'</text:span></text:span></text:span><text:span text:style-name="Source_20_Text"><text:span text:style-name="Strong_20_Emphasis"><text:span text:style-name="T3">);</text:span></text:span></text:span></text:p>
      <text:p text:style-name="P3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onaco, 'Andale Mono', 'Ubuntu Mono', monospace"/>
    <style:font-face style:name="DejaVu San  s Mono" svg:font-family="'DejaVu San  s Mono'"/>
    <style:font-face style:name="DejaVu Sans Mono" svg:font-family="'DejaVu Sans Mono'"/>
    <style:font-face style:name="Roboto" svg:font-family="Roboto, sans-serif"/>
    <style:font-face style:name="inherit" svg:font-family="inherit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8T10:04:44.987458254</meta:creation-date>
    <dc:date>2020-07-28T10:30:39.287575657</dc:date>
    <meta:editing-duration>PT5M8S</meta:editing-duration>
    <meta:editing-cycles>1</meta:editing-cycles>
    <meta:document-statistic meta:table-count="0" meta:image-count="0" meta:object-count="0" meta:page-count="3" meta:paragraph-count="72" meta:word-count="273" meta:character-count="2518" meta:non-whitespace-character-count="2270"/>
    <meta:generator>LibreOffice/6.3.5.2$Linux_X86_64 LibreOffice_project/30$Build-2</meta:generator>
  </office:meta>
</office:document-meta>
</file>